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officeooo:rsid="000a0d3c" officeooo:paragraph-rsid="000a0d3c"/>
    </style:style>
    <style:style style:name="P2" style:family="paragraph" style:parent-style-name="Standard">
      <style:paragraph-properties fo:text-align="center" style:justify-single-word="false"/>
      <style:text-properties style:font-name="Liberation Sans" officeooo:rsid="000a0d3c" officeooo:paragraph-rsid="000a0d3c"/>
    </style:style>
    <style:style style:name="P3" style:family="paragraph" style:parent-style-name="Standard">
      <style:paragraph-properties fo:text-align="center" style:justify-single-word="false"/>
      <style:text-properties style:font-name="Liberation Sans" fo:font-weight="bold" officeooo:rsid="000a0d3c" officeooo:paragraph-rsid="000a0d3c" style:font-weight-asian="bold" style:font-weight-complex="bold"/>
    </style:style>
    <style:style style:name="P4" style:family="paragraph" style:parent-style-name="Standard">
      <style:paragraph-properties fo:text-align="center" style:justify-single-word="false"/>
      <style:text-properties style:font-name="Liberation Sans" fo:font-weight="bold" officeooo:rsid="000a841b" officeooo:paragraph-rsid="000a841b" style:font-weight-asian="bold" style:font-weight-complex="bold"/>
    </style:style>
    <style:style style:name="P5" style:family="paragraph" style:parent-style-name="Standard">
      <style:paragraph-properties fo:text-align="start" style:justify-single-word="false"/>
      <style:text-properties style:font-name="Liberation Sans" fo:font-weight="bold" officeooo:rsid="000a841b" officeooo:paragraph-rsid="000a841b" style:font-weight-asian="bold" style:font-weight-complex="bold"/>
    </style:style>
    <style:style style:name="P6" style:family="paragraph" style:parent-style-name="Standard">
      <style:paragraph-properties fo:text-align="center" style:justify-single-word="false"/>
      <style:text-properties style:font-name="Liberation Sans" fo:font-weight="normal" officeooo:rsid="000a0d3c" officeooo:paragraph-rsid="000a0d3c" style:font-weight-asian="normal" style:font-weight-complex="normal"/>
    </style:style>
    <style:style style:name="P7" style:family="paragraph" style:parent-style-name="Standard">
      <style:paragraph-properties fo:text-align="start" style:justify-single-word="false"/>
      <style:text-properties style:font-name="Liberation Sans" fo:font-weight="normal" officeooo:rsid="000a0d3c" officeooo:paragraph-rsid="000a0d3c" style:font-weight-asian="normal" style:font-weight-complex="normal"/>
    </style:style>
    <style:style style:name="P8" style:family="paragraph" style:parent-style-name="Standard">
      <style:paragraph-properties fo:text-align="start" style:justify-single-word="false"/>
      <style:text-properties style:font-name="Liberation Sans" fo:font-weight="normal" officeooo:rsid="000a841b" officeooo:paragraph-rsid="000a841b" style:font-weight-asian="normal" style:font-weight-complex="normal"/>
    </style:style>
    <style:style style:name="P9" style:family="paragraph" style:parent-style-name="Standard">
      <style:paragraph-properties fo:text-align="center" style:justify-single-word="false"/>
      <style:text-properties style:font-name="Liberation Sans" fo:font-weight="normal" officeooo:rsid="000a841b" officeooo:paragraph-rsid="000a841b" style:font-weight-asian="normal" style:font-weight-complex="normal"/>
    </style:style>
    <style:style style:name="P10" style:family="paragraph" style:parent-style-name="Standard">
      <style:paragraph-properties fo:text-align="start" style:justify-single-word="false"/>
      <style:text-properties style:font-name="Liberation Sans" fo:font-style="normal" fo:font-weight="normal" officeooo:rsid="000a841b" officeooo:paragraph-rsid="000a841b"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style:font-name="Liberation Sans" fo:font-style="normal" fo:font-weight="bold" officeooo:rsid="000a841b" officeooo:paragraph-rsid="000a841b"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style:font-name="Liberation Sans" style:text-underline-style="none" fo:font-weight="normal" officeooo:rsid="000a0d3c" officeooo:paragraph-rsid="000a0d3c" style:font-weight-asian="normal" style:font-weight-complex="normal"/>
    </style:style>
    <style:style style:name="P13" style:family="paragraph" style:parent-style-name="Standard">
      <style:paragraph-properties fo:text-align="start" style:justify-single-word="false"/>
      <style:text-properties style:font-name="Inconsolata" fo:font-weight="bold" officeooo:rsid="000a841b" officeooo:paragraph-rsid="000a841b" style:font-weight-asian="bold" style:font-weight-complex="bold"/>
    </style:style>
    <style:style style:name="P14" style:family="paragraph" style:parent-style-name="Standard" style:list-style-name="L1">
      <style:paragraph-properties fo:text-align="start" style:justify-single-word="false"/>
      <style:text-properties style:font-name="Liberation Sans" fo:font-weight="normal" officeooo:rsid="001117ba" officeooo:paragraph-rsid="001117ba" style:font-weight-asian="normal" style:font-weight-complex="normal"/>
    </style:style>
    <style:style style:name="P15" style:family="paragraph" style:parent-style-name="Standard" style:list-style-name="L2">
      <style:paragraph-properties fo:text-align="start" style:justify-single-word="false"/>
      <style:text-properties style:font-name="Liberation Sans" fo:font-weight="normal" officeooo:rsid="00126fdf" officeooo:paragraph-rsid="00126fdf" style:font-weight-asian="normal" style:font-weight-complex="normal"/>
    </style:style>
    <style:style style:name="P16" style:family="paragraph" style:parent-style-name="Standard">
      <style:paragraph-properties fo:text-align="start" style:justify-single-word="false"/>
      <style:text-properties style:font-name="Inconsolata" fo:font-size="10pt" fo:font-weight="normal" officeooo:rsid="00126fdf" officeooo:paragraph-rsid="00126fd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Inconsolata" fo:font-size="10pt" officeooo:rsid="00126fdf" officeooo:paragraph-rsid="00126fdf" style:font-size-asian="10pt" style:font-size-complex="10pt"/>
    </style:style>
    <style:style style:name="P18" style:family="paragraph" style:parent-style-name="Standard" style:list-style-name="L4">
      <style:paragraph-properties fo:text-align="start" style:justify-single-word="false"/>
      <style:text-properties style:font-name="Liberation Sans" fo:font-style="normal" fo:font-weight="normal" officeooo:rsid="00130fdc" officeooo:paragraph-rsid="00130fdc" style:font-style-asian="normal" style:font-weight-asian="normal" style:font-style-complex="normal" style:font-weight-complex="normal"/>
    </style:style>
    <style:style style:name="T1" style:family="text">
      <style:text-properties officeooo:rsid="00105d57"/>
    </style:style>
    <style:style style:name="T2" style:family="text">
      <style:text-properties style:font-name="Inconsolata"/>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3" fo:column-gap="0in">
          <style:column style:rel-width="3212*" fo:start-indent="0in" fo:end-indent="0in"/>
          <style:column style:rel-width="3212*" fo:start-indent="0in" fo:end-indent="0in"/>
          <style:column style:rel-width="3214*"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1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1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1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1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1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1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16">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16">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nny Diehl</text:p>
      <text:p text:style-name="P12">Chapter <text:span text:style-name="T1">8</text:span> Homework</text:p>
      <text:p text:style-name="P2"/>
      <text:p text:style-name="P3">Multiple Choice</text:p>
      <text:p text:style-name="P6"/>
      <text:section text:style-name="Sect1" text:name="Section1">
        <text:list xml:id="list8057052383450728794" text:style-name="L1">
          <text:list-item>
            <text:p text:style-name="P14">B</text:p>
          </text:list-item>
          <text:list-item>
            <text:p text:style-name="P14">B</text:p>
          </text:list-item>
          <text:list-item>
            <text:p text:style-name="P14">A</text:p>
          </text:list-item>
          <text:list-item>
            <text:p text:style-name="P14">A</text:p>
          </text:list-item>
          <text:list-item>
            <text:p text:style-name="P14">A</text:p>
          </text:list-item>
          <text:list-item>
            <text:p text:style-name="P14">B</text:p>
          </text:list-item>
          <text:list-item>
            <text:p text:style-name="P14">B</text:p>
          </text:list-item>
          <text:list-item>
            <text:p text:style-name="P14">A</text:p>
          </text:list-item>
          <text:list-item>
            <text:p text:style-name="P14">D</text:p>
          </text:list-item>
          <text:list-item>
            <text:p text:style-name="P14">B</text:p>
          </text:list-item>
          <text:list-item>
            <text:p text:style-name="P14">A</text:p>
          </text:list-item>
          <text:list-item>
            <text:p text:style-name="P14">A</text:p>
          </text:list-item>
          <text:list-item>
            <text:p text:style-name="P14">D</text:p>
          </text:list-item>
          <text:list-item>
            <text:p text:style-name="P14">C</text:p>
          </text:list-item>
          <text:list-item>
            <text:p text:style-name="P14">A</text:p>
          </text:list-item>
        </text:list>
      </text:section>
      <text:p text:style-name="P7"/>
      <text:p text:style-name="P4">True and False</text:p>
      <text:p text:style-name="P9"/>
      <text:section text:style-name="Sect2" text:name="Section2">
        <text:list xml:id="list4959543176282934959" text:style-name="L2">
          <text:list-item>
            <text:p text:style-name="P15">False</text:p>
          </text:list-item>
          <text:list-item>
            <text:p text:style-name="P15">True</text:p>
          </text:list-item>
          <text:list-item>
            <text:p text:style-name="P15">False</text:p>
          </text:list-item>
          <text:list-item>
            <text:p text:style-name="P15">True</text:p>
          </text:list-item>
          <text:list-item>
            <text:p text:style-name="P15">True</text:p>
          </text:list-item>
          <text:list-item>
            <text:p text:style-name="P15">True</text:p>
          </text:list-item>
          <text:list-item>
            <text:p text:style-name="P15">True</text:p>
          </text:list-item>
          <text:list-item>
            <text:p text:style-name="P15">False</text:p>
          </text:list-item>
          <text:list-item>
            <text:p text:style-name="P15">False</text:p>
          </text:list-item>
          <text:list-item>
            <text:p text:style-name="P15">True</text:p>
          </text:list-item>
        </text:list>
      </text:section>
      <text:p text:style-name="P8"/>
      <text:p text:style-name="P4">Find the Error</text:p>
      <text:p text:style-name="P4"/>
      <text:p text:style-name="P17">StringBuilder name = new StringBuilder("Joe Schmoe");</text:p>
      <text:p text:style-name="P13"/>
      <text:p text:style-name="P4">Algorithm Workbench</text:p>
      <text:p text:style-name="P5"/>
      <text:p text:style-name="P16">int spaces = 0;</text:p>
      <text:p text:style-name="P16">for (char ch : str.toCharArray())</text:p>
      <text:p text:style-name="P16"><text:s text:c="4"/>if (ch == ' ')</text:p>
      <text:p text:style-name="P16"><text:s text:c="8"/>++spaces;</text:p>
      <text:p text:style-name="P8"/>
      <text:p text:style-name="P11">Short Answer</text:p>
      <text:p text:style-name="P10"/>
      <text:list xml:id="list7463171729125632278" text:style-name="L4">
        <text:list-item>
          <text:p text:style-name="P18"><text:span text:style-name="T2">StringBuilder</text:span> has some handy methods for doing complex string modification.</text:p>
        </text:list-item>
        <text:list-item>
          <text:p text:style-name="P18">User input is apt to have some leading or trailing whitespace. Unless it's important that whitespace is preserved, it should always be trimmed to avoid it interfering with code that parses the input.</text:p>
        </text:list-item>
        <text:list-item>
          <text:p text:style-name="P18">The "parse" methods of the numeric classes parse numeric data out of a <text:span text:style-name="T2">String</text:span>.</text:p>
        </text:list-item>
        <text:list-item>
          <text:p text:style-name="P18">The opposite of the above; in goes numeric data, out comes a <text:span text:style-name="T2">String</text:span>.</text:p>
        </text:list-item>
        <text:list-item>
          <text:p text:style-name="P18">All of the numeric classes have <text:span text:style-name="T2">MIN_VALUE</text:span> and <text:span text:style-name="T2">MAX_VALUE</text:span> member consta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00:32:47.903753342</meta:creation-date>
    <dc:date>2014-10-27T13:54:42.160453111</dc:date>
    <meta:editing-duration>PT17M17S</meta:editing-duration>
    <meta:editing-cycles>4</meta:editing-cycles>
    <meta:generator>LibreOffice/4.2.6.3$Linux_X86_64 LibreOffice_project/420m0$Build-3</meta:generator>
    <meta:document-statistic meta:table-count="0" meta:image-count="0" meta:object-count="0" meta:page-count="1" meta:paragraph-count="42" meta:word-count="174" meta:character-count="867" meta:non-whitespace-character-count="753"/>
  </office:meta>
</office:document-meta>
</file>